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7.695cm" fo:padding-top="0.251cm" fo:padding-bottom="0.251cm" fo:padding-left="0.376cm" fo:padding-right="0.3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7.907cm" svg:x="1.6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1" draw:layer="layout" svg:width="18.669cm" svg:height="2.28cm" draw:transform="rotate (1.5707963267949) translate (9.341cm 23.5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8T11:05:53.718541771</dc:date>
    <dc:creator>Ken Kato</dc:creator>
    <meta:editing-duration>PT7M22S</meta:editing-duration>
    <meta:editing-cycles>3</meta:editing-cycles>
    <meta:generator>LibreOffice/6.0.5.2$MacOSX_X86_64 LibreOffice_project/54c8cbb85f300ac59db32fe8a675ff7683cd5a16</meta:generator>
    <meta:document-statistic meta:object-count="2"/>
  </office:meta>
</office:document-meta>
</file>